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/>
    </style:style>
    <style:style style:name="P2" style:family="paragraph" style:parent-style-name="Heading_20_2">
      <style:paragraph-properties fo:text-align="center" style:justify-single-word="false"/>
      <style:text-properties style:font-name="Calibri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Calibri" fo:language="ru" fo:country="RU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Calibri" fo:language="ru" fo:country="RU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libri"/>
    </style:style>
    <style:style style:name="T1" style:family="text">
      <style:text-properties fo:language="ru" fo:country="RU"/>
    </style:style>
    <style:style style:name="T2" style:family="text">
      <style:text-properties fo:language="lv" fo:country="LV"/>
    </style:style>
    <style:style style:name="T3" style:family="text">
      <style:text-properties fo:language="lv" fo:country="LV" fo:font-style="italic" style:font-style-asian="italic" style:font-style-complex="italic"/>
    </style:style>
    <style:style style:name="T4" style:family="text">
      <style:text-properties fo:language="lv" fo:country="LV" fo:font-style="normal" style:font-style-asian="normal" style:font-style-complex="normal"/>
    </style:style>
    <style:style style:name="T5" style:family="text">
      <style:text-properties fo:language="lv" fo:country="LV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oney Saver Project</text:h>
      <text:h text:style-name="P2" text:outline-level="2">Входные данные</text:h>
      <text:list xml:id="list741979870032354415" text:style-name="L1">
        <text:list-item>
          <text:p text:style-name="P4">Период:</text:p>
          <text:list>
            <text:list-item>
              <text:p text:style-name="P4">Начало периода</text:p>
            </text:list-item>
            <text:list-item>
              <text:p text:style-name="P4">Конец периода</text:p>
            </text:list-item>
            <text:list-item>
              <text:p text:style-name="P4">Начальная сумма</text:p>
            </text:list-item>
          </text:list>
        </text:list-item>
        <text:list-item>
          <text:p text:style-name="P4">Расходы</text:p>
          <text:list>
            <text:list-item>
              <text:p text:style-name="P4">Сумма расходов</text:p>
            </text:list-item>
            <text:list-item>
              <text:p text:style-name="P4">Описание расходов (опционально)</text:p>
            </text:list-item>
            <text:list-item>
              <text:p text:style-name="P4">Дата расходов (опционально)</text:p>
            </text:list-item>
          </text:list>
        </text:list-item>
        <text:list-item>
          <text:p text:style-name="P4">Кнопка «Завершить период». Кнопка сама по себе не добавляет новые данные, но передаёт соответствующий сигнал службам, обрабатывающим периодические данные. </text:p>
        </text:list-item>
      </text:list>
      <text:p text:style-name="P3"/>
      <text:h text:style-name="P2" text:outline-level="2">Идеи по юзабилити</text:h>
      <text:list xml:id="list872900438392444288" text:style-name="L2">
        <text:list-item>
          <text:p text:style-name="P5"><text:span text:style-name="T1">Кликнув дважды на запись в таблице, должно показыватся всплывающее окно, в котором должен быть список всех платежей, сделанных в этот день. Каждый платёжь можно удалить или изменить. После нажатия кнопки </text:span><text:span text:style-name="T5">Save</text:span><text:span text:style-name="T2"> </text:span><text:span text:style-name="T1">данные уходят на серве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ja Denisovs</meta:initial-creator>
    <meta:creation-date>2015-04-18T15:45:00</meta:creation-date>
    <meta:generator>OpenOffice/4.1.0$Win32 OpenOffice.org_project/410m18$Build-9764</meta:generator>
    <dc:date>2015-04-29T14:44:01.92</dc:date>
    <dc:creator>Ilya Denisov</dc:creator>
    <meta:editing-duration>PT13M8S</meta:editing-duration>
    <meta:editing-cycles>3</meta:editing-cycles>
    <meta:document-statistic meta:table-count="0" meta:image-count="0" meta:object-count="0" meta:page-count="1" meta:paragraph-count="13" meta:word-count="88" meta:character-count="607"/>
  </office:meta>
</office:document-meta>
</file>